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4071e" officeooo:paragraph-rsid="0004071e" style:font-size-asian="9pt" style:font-size-complex="9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officeooo:paragraph-rsid="0004071e" style:font-size-asian="9pt" style:font-size-complex="9pt"/>
    </style:style>
    <style:style style:name="P4" style:family="paragraph" style:parent-style-name="Standard">
      <style:text-properties fo:font-size="9pt" officeooo:rsid="0005adcf" officeooo:paragraph-rsid="0005adcf" style:font-size-asian="9pt" style:font-size-complex="9pt"/>
    </style:style>
    <style:style style:name="P5" style:family="paragraph" style:parent-style-name="Standard">
      <style:text-properties fo:font-size="9pt" officeooo:paragraph-rsid="0005adcf" style:font-size-asian="9pt" style:font-size-complex="9pt"/>
    </style:style>
    <style:style style:name="P6" style:family="paragraph" style:parent-style-name="Standard">
      <style:text-properties fo:font-size="9pt" officeooo:rsid="000ae16d" officeooo:paragraph-rsid="000ae16d" style:font-size-asian="9pt" style:font-size-complex="9pt"/>
    </style:style>
    <style:style style:name="P7" style:family="paragraph" style:parent-style-name="Standard">
      <style:text-properties style:font-name="Nimbus Mono PS" fo:font-size="9pt" officeooo:rsid="0005adcf" officeooo:paragraph-rsid="0005adcf" style:font-size-asian="9pt" style:font-size-complex="9pt"/>
    </style:style>
    <style:style style:name="P8" style:family="paragraph" style:parent-style-name="Standard">
      <style:text-properties style:font-name="Nimbus Mono PS" fo:font-size="9pt" officeooo:rsid="00077053" officeooo:paragraph-rsid="00077053" style:font-size-asian="9pt" style:font-size-complex="9pt"/>
    </style:style>
    <style:style style:name="P9" style:family="paragraph" style:parent-style-name="Standard">
      <style:text-properties style:font-name="Nimbus Mono PS" fo:font-size="9pt" officeooo:rsid="00095100" officeooo:paragraph-rsid="00095100" style:font-size-asian="9pt" style:font-size-complex="9pt"/>
    </style:style>
    <style:style style:name="P10" style:family="paragraph" style:parent-style-name="Standard">
      <style:text-properties style:font-name="Nimbus Mono PS" fo:font-size="9pt" officeooo:rsid="000ae16d" officeooo:paragraph-rsid="000ae16d" style:font-size-asian="9pt" style:font-size-complex="9pt"/>
    </style:style>
    <style:style style:name="T1" style:family="text">
      <style:text-properties officeooo:rsid="00077053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HASHOWANIE TEKSTU</text:p>
        <text:p text:style-name="P2"/>
        <text:section text:style-name="Sect2" text:name="Section2">
          <text:p text:style-name="P5"><text:span text:style-name="T1">l</text:span>ong long sumy[1000007], potegi[1000009];</text:p>
          <text:p text:style-name="P2">constexpr int mod = 1000000007;</text:p>
          <text:p text:style-name="P2">bool czy_rowne(long long p1, long long k1, long long p2, long long k2)</text:p>
          <text:p text:style-name="P2">{</text:p>
          <text:p text:style-name="P2"><text:s text:c="3"/>if(p1 &gt; p2)</text:p>
          <text:p text:style-name="P2"><text:s text:c="3"/>{</text:p>
          <text:p text:style-name="P2"><text:s text:c="6"/>swap(p1, p2);</text:p>
          <text:p text:style-name="P2"><text:s text:c="6"/>swap(k1, k2);</text:p>
          <text:p text:style-name="P2"><text:s text:c="3"/>}</text:p>
          <text:p text:style-name="P2"><text:s text:c="3"/>long long pier, drug;</text:p>
          <text:p text:style-name="P2"><text:s text:c="3"/>if(p1-1 &gt;= 0)</text:p>
          <text:p text:style-name="P2"><text:s text:c="6"/>pier = sumy[k1] - sumy[p1-1];</text:p>
          <text:p text:style-name="P2"><text:s text:c="3"/>else</text:p>
          <text:p text:style-name="P2"><text:s text:c="6"/>pier = sumy[k1];</text:p>
          <text:p text:style-name="P2"><text:s text:c="3"/>if(p2-1 &gt;= 0)</text:p>
          <text:p text:style-name="P2"><text:s text:c="6"/>drug = sumy[k2] - sumy[p2-1];</text:p>
          <text:p text:style-name="P2"><text:s text:c="3"/>else</text:p>
          <text:p text:style-name="P2"><text:s text:c="6"/>drug = sumy[k2];</text:p>
          <text:p text:style-name="P2"><text:s text:c="3"/>if(pier &lt; 0)</text:p>
          <text:p text:style-name="P2"><text:s text:c="6"/>pier += mod;</text:p>
          <text:p text:style-name="P2"><text:s text:c="3"/>if(drug &lt; 0)</text:p>
          <text:p text:style-name="P2"><text:s text:c="6"/>drug += mod;</text:p>
          <text:p text:style-name="P2"><text:s text:c="3"/>return (pier * static_cast&lt;long long&gt;(potegi[p2-p1]) % mod == drug % mod);</text:p>
          <text:p text:style-name="P2">}</text:p>
          <text:p text:style-name="P2">int main()</text:p>
          <text:p text:style-name="P2">{</text:p>
          <text:p text:style-name="P2"><text:s text:c="3"/>string napis;</text:p>
          <text:p text:style-name="P2"><text:s text:c="3"/>cin &gt;&gt; napis;</text:p>
          <text:p text:style-name="P2"><text:s text:c="3"/>potegi[0] = 1;</text:p>
          <text:p text:style-name="P2"><text:s text:c="3"/>for(int i = 1; i &lt; 1000009; i++)</text:p>
          <text:p text:style-name="P2"><text:s text:c="6"/>potegi[i] = (potegi[i-1] * 31) % mod;</text:p>
          <text:p text:style-name="P2"><text:s text:c="3"/>sumy[0] = int(napis[0])-'a'+1;</text:p>
          <text:p text:style-name="P2"><text:s text:c="3"/>for(int i = 1; i &lt; napis.size(); i++)</text:p>
          <text:p text:style-name="P2"><text:s text:c="6"/>sumy[i] = (sumy[i-1] + ((napis[i] - 'a' + 1) * potegi[i])) % mod;</text:p>
          <text:p text:style-name="P2"><text:s text:c="3"/>int q;</text:p>
          <text:p text:style-name="P2"><text:s text:c="3"/>cin &gt;&gt; q;</text:p>
          <text:p text:style-name="P2"><text:s text:c="3"/>for(int p = 0; p &lt; q; p++)</text:p>
          <text:p text:style-name="P2"><text:s text:c="3"/>{</text:p>
          <text:p text:style-name="P2"><text:s text:c="6"/>long long pocz1, kon1, pocz2, kon2;</text:p>
          <text:p text:style-name="P2"><text:s text:c="6"/>cin &gt;&gt; pocz1 &gt;&gt; kon1 &gt;&gt; pocz2 &gt;&gt; kon2;</text:p>
          <text:p text:style-name="P2"><text:s text:c="6"/>pocz1--;</text:p>
          <text:p text:style-name="P2"><text:s text:c="6"/>kon1--;</text:p>
          <text:p text:style-name="P2"><text:s text:c="6"/>pocz2--;</text:p>
          <text:p text:style-name="P2"><text:s text:c="6"/>kon2--;</text:p>
          <text:p text:style-name="P2"><text:s text:c="6"/>long long r1 = kon1 - pocz1+1;</text:p>
          <text:p text:style-name="P2"><text:s text:c="6"/>long long r2 = kon2 - pocz2+1;</text:p>
          <text:p text:style-name="P3"><text:s text:c="6"/>if(r1 &lt; r2)</text:p>
          <text:p text:style-name="P2"><text:s text:c="6"/>{</text:p>
          <text:p text:style-name="P2"><text:s text:c="9"/>if(czy_rowne(pocz1, kon1, pocz2, pocz2+r1-1))</text:p>
          <text:p text:style-name="P2"><text:s text:c="9"/>{</text:p>
          <text:p text:style-name="P2"><text:s text:c="12"/>cout &lt;&lt; "MNIEJSZY\n";</text:p>
          <text:p text:style-name="P2"><text:s text:c="12"/>continue;</text:p>
          <text:p text:style-name="P2"><text:s text:c="9"/>}</text:p>
          <text:p text:style-name="P2"><text:s text:c="9"/>else</text:p>
          <text:p text:style-name="P2"><text:s text:c="9"/>{</text:p>
          <text:p text:style-name="P2"><text:s text:c="12"/>kon2 = pocz2+r1-1;</text:p>
          <text:p text:style-name="P2"><text:s text:c="12"/>r2 = r1;</text:p>
          <text:p text:style-name="P2"><text:s text:c="9"/>}</text:p>
          <text:p text:style-name="P2"><text:s text:c="6"/>}</text:p>
          <text:p text:style-name="P2"><text:s text:c="6"/>else if(r1 &gt; r2)</text:p>
          <text:p text:style-name="P2"><text:s text:c="6"/>{</text:p>
          <text:p text:style-name="P2"><text:s text:c="9"/>if(czy_rowne(pocz1, pocz1+r2-1, pocz2, kon2))</text:p>
          <text:p text:style-name="P2"><text:s text:c="9"/>{</text:p>
          <text:p text:style-name="P2"><text:s text:c="12"/>cout &lt;&lt; "WIEKSZY\n";</text:p>
          <text:p text:style-name="P2"><text:s text:c="12"/>continue;</text:p>
          <text:p text:style-name="P2"><text:s text:c="9"/>}</text:p>
          <text:p text:style-name="P2"><text:s text:c="9"/>else</text:p>
          <text:p text:style-name="P2"><text:s text:c="9"/>{</text:p>
          <text:p text:style-name="P2"><text:s text:c="12"/>kon1 = pocz1+r2-1;</text:p>
          <text:p text:style-name="P2"><text:s text:c="12"/>r1 = r2;</text:p>
          <text:p text:style-name="P2"><text:s text:c="9"/>}</text:p>
          <text:p text:style-name="P2"><text:s text:c="6"/>}</text:p>
          <text:p text:style-name="P2"><text:s text:c="6"/>if(czy_rowne(pocz1, kon1, pocz2, kon2))</text:p>
          <text:p text:style-name="P2"><text:s text:c="6"/>{</text:p>
          <text:p text:style-name="P2"><text:s text:c="9"/>cout &lt;&lt; "ROWNY\n";</text:p>
          <text:p text:style-name="P2"><text:s text:c="9"/>continue;</text:p>
          <text:p text:style-name="P2"><text:s text:c="6"/>}</text:p>
          <text:p text:style-name="P2"><text:s text:c="6"/>long long pocz = -1;</text:p>
          <text:p text:style-name="P2"><text:s text:c="6"/>long long kon = r1-1;</text:p>
          <text:p text:style-name="P2"><text:s text:c="6"/>while(pocz+1 &lt; kon)</text:p>
          <text:p text:style-name="P2"><text:s text:c="6"/>{</text:p>
          <text:p text:style-name="P2"><text:s text:c="9"/>long long srod = (pocz+kon)/2;</text:p>
          <text:p text:style-name="P2"><text:s text:c="9"/>if(czy_rowne(pocz1, pocz1 + srod, pocz2, pocz2 + srod))</text:p>
          <text:p text:style-name="P2"><text:s text:c="12"/>pocz = srod + 1;</text:p>
          <text:p text:style-name="P2"><text:s text:c="9"/>else</text:p>
          <text:p text:style-name="P2"><text:s text:c="12"/>kon = srod;</text:p>
          <text:p text:style-name="P2"><text:s text:c="9"/>srod = (pocz+kon)/2;</text:p>
          <text:p text:style-name="P2"><text:s text:c="6"/>}</text:p>
          <text:p text:style-name="P2"><text:s text:c="6"/>int odp = kon;</text:p>
          <text:p text:style-name="P2"><text:s text:c="6"/>if(czy_rowne(pocz1, pocz1+pocz, pocz2, pocz2 + pocz) == false) odp = pocz;</text:p>
          <text:p text:style-name="P2"><text:s text:c="6"/>if(napis[pocz1+odp] &gt; napis[pocz2+odp])</text:p>
          <text:p text:style-name="P2"><text:s text:c="9"/>cout &lt;&lt; "WIEKSZY\n";</text:p>
          <text:p text:style-name="P2"><text:s text:c="6"/>else</text:p>
          <text:p text:style-name="P2"><text:s text:c="9"/>cout &lt;&lt; "MNIEJSZY\n";</text:p>
          <text:p text:style-name="P2"><text:s text:c="3"/>}</text:p>
          <text:p text:style-name="P3">}</text:p>
        </text:section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LCS</text:p>
        <text:p text:style-name="P4"><text:soft-page-break/><text:line-break/></text:p>
        <text:section text:style-name="Sect2" text:name="Section3">
          <text:p text:style-name="P4">int table[5007][5007];</text:p>
          <text:p text:style-name="P4">string LCS(string str1, string str2) </text:p>
          <text:p text:style-name="P4">{ </text:p>
          <text:p text:style-name="P4"><text:s text:c="4"/>int m = str1.length();</text:p>
          <text:p text:style-name="P4"><text:s text:c="4"/>int n = str2.length();</text:p>
          <text:p text:style-name="P4"><text:s text:c="4"/>string lcs = "";</text:p>
          <text:p text:style-name="P4"><text:s text:c="4"/>int table[m+1][n+1]; </text:p>
          <text:p text:style-name="P4"><text:s text:c="4"/>int i, j; </text:p>
          <text:p text:style-name="P4"><text:s text:c="4"/>for(i = 0; i &lt;= m; i++) </text:p>
          <text:p text:style-name="P4"><text:s text:c="4"/>{ </text:p>
          <text:p text:style-name="P4"><text:s text:c="8"/>for(j = 0; j &lt;= n; j++) </text:p>
          <text:p text:style-name="P4"><text:s text:c="8"/>{ </text:p>
          <text:p text:style-name="P4"><text:s text:c="12"/>if (i == 0 || j == 0) </text:p>
          <text:p text:style-name="P4"><text:s text:c="16"/>table[i][j] = 0;</text:p>
          <text:p text:style-name="P4"><text:s text:c="12"/>else if (str1[i-1] == str2[j-1]) </text:p>
          <text:p text:style-name="P4"><text:s text:c="16"/>table[i][j] = 1 + table[i-1][j-1]; </text:p>
          <text:p text:style-name="P4"><text:s text:c="12"/>else</text:p>
          <text:p text:style-name="P4"><text:s text:c="16"/>table[i][j] = max(table[i-1][j], table[i][j-1]); </text:p>
          <text:p text:style-name="P4"><text:s text:c="8"/>} </text:p>
          <text:p text:style-name="P4"><text:s text:c="4"/>} </text:p>
          <text:p text:style-name="P4"><text:s text:c="4"/>i = m, j = n;</text:p>
          <text:p text:style-name="P4"><text:s text:c="4"/>while(i &gt; 0 &amp;&amp; j &gt; 0)</text:p>
          <text:p text:style-name="P4"><text:s text:c="4"/>{</text:p>
          <text:p text:style-name="P4"><text:s text:c="8"/>if(str1[i-1] == str2[j-1])</text:p>
          <text:p text:style-name="P4"><text:s text:c="8"/>{</text:p>
          <text:p text:style-name="P4"><text:s text:c="12"/>lcs.push_back(str1[i-1]);</text:p>
          <text:p text:style-name="P4"><text:s text:c="12"/>i--;</text:p>
          <text:p text:style-name="P4"><text:s text:c="12"/>j--;</text:p>
          <text:p text:style-name="P4"><text:s text:c="8"/>}</text:p>
          <text:p text:style-name="P4"><text:s text:c="8"/>else if(table[i-1][j] &gt; table[i][j-1])</text:p>
          <text:p text:style-name="P4"><text:s text:c="12"/>i--;</text:p>
          <text:p text:style-name="P4"><text:s text:c="8"/>else</text:p>
          <text:p text:style-name="P4"><text:s text:c="12"/>j--;</text:p>
          <text:p text:style-name="P4"><text:s text:c="4"/>}</text:p>
          <text:p text:style-name="P4"><text:s text:c="4"/>reverse(lcs.begin(),lcs.end());</text:p>
          <text:p text:style-name="P4"><text:s text:c="4"/>return lcs;</text:p>
          <text:p text:style-name="P4">} </text:p>
          <text:p text:style-name="P4">int main() </text:p>
          <text:p text:style-name="P4">{ </text:p>
          <text:p text:style-name="P4"><text:s text:c="2"/>string str1; </text:p>
          <text:p text:style-name="P4"><text:s text:c="2"/>string str2;</text:p>
          <text:p text:style-name="P4"><text:s text:c="2"/>cin &gt;&gt; str1 &gt;&gt; str2;</text:p>
          <text:p text:style-name="P4"><text:s text:c="2"/>cout &lt;&lt; LCS(str1, str2) &lt;&lt; '\n';</text:p>
          <text:p text:style-name="P4">} </text:p>
        </text:section>
        <text:p text:style-name="P4"/>
        <text:p text:style-name="P4"/>
        <text:p text:style-name="P4"/>
        <text:p text:style-name="P4"/>
        <text:p text:style-name="P4"/>
        <text:p text:style-name="P4">NTY FIBONACCI</text:p>
        <text:section text:style-name="Sect1" text:name="Section4">
          <text:section text:style-name="Sect2" text:name="Section5">
            <text:p text:style-name="P7">typedef long long ll;</text:p>
            <text:p text:style-name="P7">long long A[1007][1007], B[1007][1007], temp[1007][1007], wynik[1007][1007];</text:p>
            <text:p text:style-name="P7">int n, pot;</text:p>
            <text:p text:style-name="P7">void jeden(ll (&amp;tab)[1007][1007])</text:p>
            <text:p text:style-name="P7">{</text:p>
            <text:p text:style-name="P7"><text:s text:c="4"/>for (int i = 0; i &lt; n; i++)</text:p>
            <text:p text:style-name="P7"><text:s text:c="4"/>{</text:p>
            <text:p text:style-name="P7"><text:s text:c="8"/>for (int j = 0; j &lt; n; j++)</text:p>
            <text:p text:style-name="P7"><text:s text:c="8"/>{</text:p>
            <text:p text:style-name="P7"><text:s text:c="12"/>if(i == j)</text:p>
            <text:p text:style-name="P7"><text:s text:c="16"/>tab[i][j] = 1;</text:p>
            <text:p text:style-name="P7"><text:s text:c="12"/>else</text:p>
            <text:p text:style-name="P7"><text:s text:c="16"/>tab[i][j] = 0;</text:p>
            <text:p text:style-name="P7"><text:s text:c="8"/>}</text:p>
            <text:p text:style-name="P7"><text:s text:c="4"/>}</text:p>
            <text:p text:style-name="P7">}</text:p>
            <text:p text:style-name="P7"/>
            <text:p text:style-name="P7">void mnoz(ll (&amp;x)[1007][1007], ll (&amp;y)[1007][1007], ll (&amp;rez)[1007][1007])</text:p>
            <text:p text:style-name="P7">{</text:p>
            <text:p text:style-name="P7"><text:s text:c="4"/>for (int i = 0; i &lt; n; i++)</text:p>
            <text:p text:style-name="P7"><text:s text:c="4"/>{</text:p>
            <text:p text:style-name="P7"><text:s text:c="8"/>for (int j = 0; j &lt; n; j++)</text:p>
            <text:p text:style-name="P7"><text:s text:c="8"/>{</text:p>
            <text:p text:style-name="P7"><text:s text:c="12"/>wynik[i][j] = 0;</text:p>
            <text:p text:style-name="P7"><text:s text:c="8"/>}</text:p>
            <text:p text:style-name="P7"><text:s text:c="4"/>}</text:p>
            <text:p text:style-name="P7"><text:s text:c="4"/>for (int i = 0; i &lt; n; i++)</text:p>
            <text:p text:style-name="P7"><text:s text:c="4"/>{</text:p>
            <text:p text:style-name="P7"><text:s text:c="8"/>for (int j = 0; j &lt; n; j++)</text:p>
            <text:p text:style-name="P7"><text:s text:c="8"/>{</text:p>
            <text:p text:style-name="P7"><text:s text:c="12"/>for (int k = 0; k &lt; n; k++)</text:p>
            <text:p text:style-name="P7"><text:s text:c="12"/>{</text:p>
            <text:p text:style-name="P7"><text:s text:c="16"/>wynik[i][j] += x[i][k] * y[k][j];</text:p>
            <text:p text:style-name="P7"><text:s text:c="12"/>}</text:p>
            <text:p text:style-name="P7"><text:s text:c="8"/>}</text:p>
            <text:p text:style-name="P7"><text:s text:c="4"/>}</text:p>
            <text:p text:style-name="P7"><text:s text:c="4"/>for (int i = 0; i &lt; n; i++)</text:p>
            <text:p text:style-name="P7"><text:s text:c="4"/>{</text:p>
            <text:p text:style-name="P7"><text:s text:c="8"/>for (int j = 0; j &lt; n; j++)</text:p>
            <text:p text:style-name="P7"><text:s text:c="8"/>{</text:p>
            <text:p text:style-name="P7"><text:s text:c="12"/>rez[i][j] = wynik[i][j];</text:p>
            <text:p text:style-name="P7"><text:s text:c="8"/>}</text:p>
            <text:p text:style-name="P7"><text:s text:c="4"/>}</text:p>
            <text:p text:style-name="P7">}</text:p>
            <text:p text:style-name="P7"/>
            <text:p text:style-name="P7">void macPow(int ptg)</text:p>
            <text:p text:style-name="P7">{</text:p>
            <text:p text:style-name="P7"><text:s text:c="4"/>jeden(B);</text:p>
            <text:p text:style-name="P7"><text:s text:c="4"/>for (int i = 0; i &lt; n; i++)</text:p>
            <text:p text:style-name="P7"><text:s text:c="4"/>{</text:p>
            <text:p text:style-name="P7"><text:s text:c="8"/>for (int j = 0; j &lt; n; j++)</text:p>
            <text:p text:style-name="P7"><text:s text:c="8"/>{</text:p>
            <text:p text:style-name="P7"><text:s text:c="12"/>temp[i][j] = A[i][j];</text:p>
            <text:p text:style-name="P7"><text:s text:c="8"/>}</text:p>
            <text:p text:style-name="P7"><text:s text:c="4"/>}</text:p>
            <text:p text:style-name="P7"><text:s text:c="4"/>int aktu = 0;</text:p>
            <text:p text:style-name="P7"><text:s text:c="4"/>int wartpot = 0;</text:p>
            <text:p text:style-name="P7"><text:s text:c="4"/>while (ptg &gt; 0)</text:p>
            <text:p text:style-name="P7"><text:s text:c="4"/>{</text:p>
            <text:p text:style-name="P7"><text:s text:c="8"/>if(ptg &amp; 1)</text:p>
            <text:p text:style-name="P7"><text:s text:c="8"/>{</text:p>
            <text:p text:style-name="P7"><text:s text:c="12"/>while (aktu &lt; wartpot)</text:p>
            <text:p text:style-name="P7"><text:s text:c="12"/>{</text:p>
            <text:p text:style-name="P7"><text:s text:c="16"/>mnoz(temp, temp, temp);</text:p>
            <text:p text:style-name="P7"><text:s text:c="16"/>aktu++;</text:p>
            <text:p text:style-name="P7"><text:soft-page-break/><text:s text:c="12"/>}</text:p>
            <text:p text:style-name="P7"><text:s text:c="12"/>mnoz(temp, B, B);</text:p>
            <text:p text:style-name="P7"><text:s text:c="8"/>}</text:p>
            <text:p text:style-name="P7"><text:s text:c="8"/>ptg &gt;&gt;= 1;</text:p>
            <text:p text:style-name="P7"><text:s text:c="8"/>wartpot++;</text:p>
            <text:p text:style-name="P7"><text:s text:c="4"/>}</text:p>
            <text:p text:style-name="P7">}</text:p>
            <text:p text:style-name="P7">ll nthFib(ll k)</text:p>
            <text:p text:style-name="P7">{</text:p>
            <text:p text:style-name="P7"><text:s text:c="4"/>n = 2;</text:p>
            <text:p text:style-name="P7"><text:s text:c="4"/>A[0][0] = 1;</text:p>
            <text:p text:style-name="P7"><text:s text:c="4"/>A[0][1] = 1;</text:p>
            <text:p text:style-name="P7"><text:s text:c="4"/>A[1][0] = 1;</text:p>
            <text:p text:style-name="P7"><text:s text:c="4"/>A[1][1] = 0;</text:p>
            <text:p text:style-name="P7"><text:s text:c="4"/>macPow(k-1);</text:p>
            <text:p text:style-name="P7"><text:s text:c="4"/>return B[0][0];</text:p>
            <text:p text:style-name="P7">}</text:p>
            <text:p text:style-name="P7">int main()</text:p>
            <text:p text:style-name="P7">{</text:p>
            <text:p text:style-name="P7"><text:s text:c="4"/>cout &lt;&lt; nthFib(6) &lt;&lt; '\n';</text:p>
            <text:p text:style-name="P7">}</text:p>
          </text:section>
          <text:p text:style-name="P7"/>
          <text:p text:style-name="P7"/>
          <text:p text:style-name="P7"/>
          <text:p text:style-name="P8">POTĘGOWANIE MACIERZY</text:p>
          <text:section text:style-name="Sect2" text:name="Section6">
            <text:p text:style-name="P8">typedef long long ll;</text:p>
            <text:p text:style-name="P8">long long A[1007][1007], B[1007][1007], temp[1007][1007], wynik[1007][1007];</text:p>
            <text:p text:style-name="P8">int n, pot;</text:p>
            <text:p text:style-name="P8">void jeden(ll (&amp;tab)[1007][1007])</text:p>
            <text:p text:style-name="P8">{</text:p>
            <text:p text:style-name="P8"><text:s text:c="4"/>for (int i = 0; i &lt; n; i++)</text:p>
            <text:p text:style-name="P8"><text:s text:c="4"/>{</text:p>
            <text:p text:style-name="P8"><text:s text:c="8"/>for (int j = 0; j &lt; n; j++)</text:p>
            <text:p text:style-name="P8"><text:s text:c="8"/>{</text:p>
            <text:p text:style-name="P8"><text:s text:c="12"/>if(i == j)</text:p>
            <text:p text:style-name="P8"><text:s text:c="16"/>tab[i][j] = 1;</text:p>
            <text:p text:style-name="P8"><text:s text:c="12"/>else</text:p>
            <text:p text:style-name="P8"><text:s text:c="16"/>tab[i][j] = 0;</text:p>
            <text:p text:style-name="P8"><text:s text:c="8"/>}</text:p>
            <text:p text:style-name="P8"><text:s text:c="4"/>}</text:p>
            <text:p text:style-name="P8">}</text:p>
            <text:p text:style-name="P8">void mnoz(ll (&amp;x)[1007][1007], ll (&amp;y)[1007][1007], ll (&amp;rez)[1007][1007])</text:p>
            <text:p text:style-name="P8">{</text:p>
            <text:p text:style-name="P8"><text:s text:c="4"/>for (int i = 0; i &lt; n; i++)</text:p>
            <text:p text:style-name="P8"><text:s text:c="4"/>{</text:p>
            <text:p text:style-name="P8"><text:s text:c="8"/>for (int j = 0; j &lt; n; j++)</text:p>
            <text:p text:style-name="P8"><text:s text:c="8"/>{</text:p>
            <text:p text:style-name="P8"><text:s text:c="12"/>wynik[i][j] = 0;</text:p>
            <text:p text:style-name="P8"><text:s text:c="8"/>}</text:p>
            <text:p text:style-name="P8"><text:s text:c="4"/>}</text:p>
            <text:p text:style-name="P8"><text:s text:c="4"/>for (int i = 0; i &lt; n; i++)</text:p>
            <text:p text:style-name="P8"><text:s text:c="4"/>{</text:p>
            <text:p text:style-name="P8"><text:s text:c="8"/>for (int j = 0; j &lt; n; j++)</text:p>
            <text:p text:style-name="P8"><text:s text:c="8"/>{</text:p>
            <text:p text:style-name="P8"><text:s text:c="12"/>for (int k = 0; k &lt; n; k++)</text:p>
            <text:p text:style-name="P8"><text:s text:c="12"/>{</text:p>
            <text:p text:style-name="P8"><text:s text:c="16"/>wynik[i][j] += x[i][k] * y[k][j];</text:p>
            <text:p text:style-name="P8"><text:s text:c="12"/>}</text:p>
            <text:p text:style-name="P8"><text:s text:c="8"/>}</text:p>
            <text:p text:style-name="P8"><text:s text:c="4"/>}</text:p>
            <text:p text:style-name="P8"><text:s text:c="4"/>for (int i = 0; i &lt; n; i++)</text:p>
            <text:p text:style-name="P8"><text:s text:c="4"/>{</text:p>
            <text:p text:style-name="P8"><text:s text:c="8"/>for (int j = 0; j &lt; n; j++)</text:p>
            <text:p text:style-name="P8"><text:s text:c="8"/>{</text:p>
            <text:p text:style-name="P8"><text:s text:c="12"/>rez[i][j] = wynik[i][j];</text:p>
            <text:p text:style-name="P8"><text:s text:c="8"/>}</text:p>
            <text:p text:style-name="P8"><text:s text:c="4"/>}</text:p>
            <text:p text:style-name="P8">}</text:p>
            <text:p text:style-name="P8">void macPow(int pot)</text:p>
            <text:p text:style-name="P8">{</text:p>
            <text:p text:style-name="P8"><text:s text:c="4"/>jeden(B);</text:p>
            <text:p text:style-name="P8"><text:s text:c="4"/>for (int i = 0; i &lt; n; i++)</text:p>
            <text:p text:style-name="P8"><text:s text:c="4"/>{</text:p>
            <text:p text:style-name="P8"><text:s text:c="8"/>for (int j = 0; j &lt; n; j++)</text:p>
            <text:p text:style-name="P8"><text:s text:c="8"/>{</text:p>
            <text:p text:style-name="P8"><text:s text:c="12"/>temp[i][j] = A[i][j];</text:p>
            <text:p text:style-name="P8"><text:s text:c="8"/>}</text:p>
            <text:p text:style-name="P8"><text:s text:c="4"/>}</text:p>
            <text:p text:style-name="P8"><text:s text:c="4"/>int aktu = 0;</text:p>
            <text:p text:style-name="P8"><text:s text:c="4"/>int wartpot = 0;</text:p>
            <text:p text:style-name="P8"><text:s text:c="4"/>while (pot &gt; 0)</text:p>
            <text:p text:style-name="P8"><text:s text:c="4"/>{</text:p>
            <text:p text:style-name="P8"><text:s text:c="8"/>if(pot &amp; 1)</text:p>
            <text:p text:style-name="P8"><text:s text:c="8"/>{</text:p>
            <text:p text:style-name="P8"><text:s text:c="12"/>while (aktu &lt; wartpot)</text:p>
            <text:p text:style-name="P8"><text:s text:c="12"/>{</text:p>
            <text:p text:style-name="P8"><text:s text:c="16"/>mnoz(temp, temp, temp);</text:p>
            <text:p text:style-name="P8"><text:s text:c="16"/>aktu++;</text:p>
            <text:p text:style-name="P8"><text:s text:c="12"/>}</text:p>
            <text:p text:style-name="P8"><text:s text:c="12"/>mnoz(temp, B, B);</text:p>
            <text:p text:style-name="P8"><text:s text:c="8"/>}</text:p>
            <text:p text:style-name="P8"><text:s text:c="8"/>pot &gt;&gt;= 1;</text:p>
            <text:p text:style-name="P8"><text:s text:c="8"/>wartpot++;</text:p>
            <text:p text:style-name="P8"><text:s text:c="4"/>}</text:p>
            <text:p text:style-name="P8">}</text:p>
            <text:p text:style-name="P8">int main()</text:p>
            <text:p text:style-name="P8">{</text:p>
            <text:p text:style-name="P8"><text:s text:c="4"/>cin &gt;&gt; n &gt;&gt; pot;</text:p>
            <text:p text:style-name="P8"><text:s text:c="4"/>for (int i = 0; i &lt; n; i++)</text:p>
            <text:p text:style-name="P8"><text:s text:c="4"/>{</text:p>
            <text:p text:style-name="P8"><text:s text:c="8"/>for (int j = 0; j &lt; n; j++)</text:p>
            <text:p text:style-name="P8"><text:s text:c="8"/>{</text:p>
            <text:p text:style-name="P8"><text:s text:c="12"/>cin &gt;&gt; A[i][j];</text:p>
            <text:p text:style-name="P8"><text:s text:c="8"/>}</text:p>
            <text:p text:style-name="P8"><text:s text:c="4"/>}</text:p>
            <text:p text:style-name="P8"><text:s text:c="4"/>macPow(pot);</text:p>
            <text:p text:style-name="P8"><text:s text:c="4"/>for (int i = 0; i &lt; n; i++)</text:p>
            <text:p text:style-name="P8"><text:s text:c="4"/>{</text:p>
            <text:p text:style-name="P8"><text:s text:c="8"/>for (int j = 0; j &lt; n; j++)</text:p>
            <text:p text:style-name="P8"><text:s text:c="8"/>{</text:p>
            <text:p text:style-name="P8"><text:s text:c="12"/>cout &lt;&lt; B[i][j] &lt;&lt; ' ';</text:p>
            <text:p text:style-name="P8"><text:s text:c="8"/>}</text:p>
            <text:p text:style-name="P8"><text:s text:c="8"/>cout &lt;&lt; "\n";</text:p>
            <text:p text:style-name="P8"><text:s text:c="4"/>}</text:p>
            <text:p text:style-name="P8"><text:s text:c="4"/>cout &lt;&lt; '\n';</text:p>
            <text:p text:style-name="P8">}</text:p>
          </text:section>
          <text:p text:style-name="P8"><text:soft-page-break/>UNION FIND</text:p>
          <text:section text:style-name="Sect2" text:name="Section7">
            <text:p text:style-name="P8">vector&lt;int&gt; zbior[100005];</text:p>
            <text:p text:style-name="P8">int tab[100005];</text:p>
            <text:p text:style-name="P8">int main()</text:p>
            <text:p text:style-name="P8">{</text:p>
            <text:p text:style-name="P8"><text:s text:c="4"/>int liczb, zapytan;</text:p>
            <text:p text:style-name="P8"><text:s text:c="4"/>cin &gt;&gt; liczb &gt;&gt; zapytan;</text:p>
            <text:p text:style-name="P8"><text:s text:c="4"/>for(int i = 1; i &lt;= liczb; i++)</text:p>
            <text:p text:style-name="P8"><text:s text:c="4"/>{</text:p>
            <text:p text:style-name="P8"><text:s text:c="8"/>tab[i] = i;</text:p>
            <text:p text:style-name="P8"><text:s text:c="8"/>zbior[i].push_back(i);</text:p>
            <text:p text:style-name="P8"><text:s text:c="4"/>}</text:p>
            <text:p text:style-name="P8"><text:s text:c="4"/>for(int i = 0; i &lt; zapytan; i++)</text:p>
            <text:p text:style-name="P8"><text:s text:c="4"/>{</text:p>
            <text:p text:style-name="P8"><text:s text:c="8"/>string typ;</text:p>
            <text:p text:style-name="P8"><text:s text:c="8"/>int l1, l2;</text:p>
            <text:p text:style-name="P8"><text:s text:c="8"/>cin &gt;&gt; typ &gt;&gt; l1 &gt;&gt; l2;</text:p>
            <text:p text:style-name="P8"><text:s text:c="8"/>if(typ[0] == 'u')</text:p>
            <text:p text:style-name="P8"><text:s text:c="8"/>{</text:p>
            <text:p text:style-name="P8"><text:s text:c="12"/>if(zbior[tab[l2]].size() &lt; zbior[tab[l1]].size()) swap(l1, l2); </text:p>
            <text:p text:style-name="P8"><text:s text:c="12"/>int z1 = tab[l1];</text:p>
            <text:p text:style-name="P8"><text:s text:c="12"/>int z2 = tab[l2];</text:p>
            <text:p text:style-name="P8"><text:s text:c="12"/>if(z1 == z2)</text:p>
            <text:p text:style-name="P8"><text:s text:c="16"/>continue;</text:p>
            <text:p text:style-name="P8"><text:s text:c="12"/>int roz = zbior[z1].size();</text:p>
            <text:p text:style-name="P8"><text:s text:c="12"/>for(int j = 0; j &lt; roz; j++)</text:p>
            <text:p text:style-name="P8"><text:s text:c="12"/>{</text:p>
            <text:p text:style-name="P8"><text:s text:c="16"/>zbior[z2].push_back(zbior[z1][j]);</text:p>
            <text:p text:style-name="P8"><text:s text:c="16"/>tab[zbior[z1][j]] = tab[l2];</text:p>
            <text:p text:style-name="P8"><text:s text:c="12"/>}</text:p>
            <text:p text:style-name="P8"><text:s text:c="8"/>}</text:p>
            <text:p text:style-name="P8"><text:s text:c="8"/>else</text:p>
            <text:p text:style-name="P8"><text:s text:c="8"/>{</text:p>
            <text:p text:style-name="P8"><text:s text:c="12"/>if(tab[l1] == tab[l2])</text:p>
            <text:p text:style-name="P8"><text:s text:c="16"/>cout &lt;&lt; "YES\n";</text:p>
            <text:p text:style-name="P8"><text:s text:c="12"/>else cout &lt;&lt; "NO\n";</text:p>
            <text:p text:style-name="P8"><text:s text:c="8"/>}</text:p>
            <text:p text:style-name="P8"><text:s text:c="4"/>}</text:p>
            <text:p text:style-name="P8">}</text:p>
            <text:p text:style-name="P8"/>
          </text:section>
          <text:p text:style-name="P8"/>
          <text:p text:style-name="P8"/>
          <text:p text:style-name="P8"/>
          <text:p text:style-name="P8">BELLMAN FORD</text:p>
          <text:section text:style-name="Sect2" text:name="Section8">
            <text:p text:style-name="P8">typedef long long ll;</text:p>
            <text:p text:style-name="P8">vector&lt;tuple&lt;int, int, int&gt;&gt; kraw;</text:p>
            <text:p text:style-name="P8">int koszt[500007], poprzedni[500007];</text:p>
            <text:p text:style-name="P8"/>
            <text:p text:style-name="P8">int main()</text:p>
            <text:p text:style-name="P8">{</text:p>
            <text:p text:style-name="P8"><text:s text:c="4"/>int n, m, a, b, c;</text:p>
            <text:p text:style-name="P8"><text:s text:c="4"/>cin &gt;&gt; n &gt;&gt; m;</text:p>
            <text:p text:style-name="P8"><text:s text:c="4"/>for (int i = 0; i &lt; m; i++)</text:p>
            <text:p text:style-name="P8"><text:s text:c="4"/>{</text:p>
            <text:p text:style-name="P8"><text:s text:c="8"/>cin &gt;&gt; a &gt;&gt; b &gt;&gt; c;</text:p>
            <text:p text:style-name="P8"><text:s text:c="8"/>kraw.push_back(make_tuple(a, b, c));</text:p>
            <text:p text:style-name="P8"><text:s text:c="4"/>}</text:p>
            <text:p text:style-name="P8"><text:s text:c="4"/>int pocz = 1;</text:p>
            <text:p text:style-name="P8"><text:s text:c="4"/>for (int i = 1; i &lt;= n; i++)</text:p>
            <text:p text:style-name="P8"><text:s text:c="8"/>koszt[i] = INT_MAX;</text:p>
            <text:p text:style-name="P8"><text:s text:c="4"/>koszt[pocz] = 0;</text:p>
            <text:p text:style-name="P8"><text:s text:c="4"/>bool mod;</text:p>
            <text:p text:style-name="P8"><text:s text:c="4"/>for (int i = 0; i &lt; n - 1; i++)</text:p>
            <text:p text:style-name="P8"><text:s text:c="4"/>{</text:p>
            <text:p text:style-name="P8"><text:s text:c="8"/>mod = false;</text:p>
            <text:p text:style-name="P8"><text:s text:c="8"/>for (auto k : kraw)</text:p>
            <text:p text:style-name="P8"><text:s text:c="8"/>{</text:p>
            <text:p text:style-name="P8"><text:s text:c="12"/>if (koszt[get&lt;1&gt;(k)] &gt; koszt[get&lt;0&gt;(k)] + get&lt;2&gt;(k))</text:p>
            <text:p text:style-name="P8"><text:s text:c="12"/>{</text:p>
            <text:p text:style-name="P8"><text:s text:c="16"/>koszt[get&lt;1&gt;(k)] = koszt[get&lt;0&gt;(k)] + get&lt;2&gt;(k);</text:p>
            <text:p text:style-name="P8"><text:s text:c="16"/>poprzedni[get&lt;1&gt;(k)] = get&lt;0&gt;(k);</text:p>
            <text:p text:style-name="P8"><text:s text:c="16"/>mod = true;</text:p>
            <text:p text:style-name="P8"><text:s text:c="12"/>}</text:p>
            <text:p text:style-name="P8"><text:s text:c="8"/>}</text:p>
            <text:p text:style-name="P8"><text:s text:c="8"/>if(!mod)</text:p>
            <text:p text:style-name="P8"><text:s text:c="12"/>break;</text:p>
            <text:p text:style-name="P8"><text:s text:c="4"/>}</text:p>
            <text:p text:style-name="P8"><text:s text:c="4"/>for (int i = 1; i &lt;= n; i++)</text:p>
            <text:p text:style-name="P8"><text:s text:c="8"/>cout &lt;&lt; "koszt = " &lt;&lt; koszt[i] &lt;&lt; ", pop = " &lt;&lt; poprzedni[i] &lt;&lt; '\n';</text:p>
            <text:p text:style-name="P8">}</text:p>
          </text:section>
          <text:p text:style-name="P8"/>
          <text:p text:style-name="P8"/>
          <text:p text:style-name="P8"/>
          <text:p text:style-name="P8">CYKLE EULERA</text:p>
          <text:section text:style-name="Sect2" text:name="Section9">
            <text:p text:style-name="P8">constexpr int MX = 1000007;</text:p>
            <text:p text:style-name="P8">int byc[MX];</text:p>
            <text:p text:style-name="P8">vector&lt;pair&lt;int, int&gt;&gt; kraw[MX];</text:p>
            <text:p text:style-name="P8">vector&lt;int&gt; wynik;</text:p>
            <text:p text:style-name="P8">void dfs(int v)</text:p>
            <text:p text:style-name="P8">{</text:p>
            <text:p text:style-name="P8"><text:s text:c="4"/>while(!kraw[v].empty())</text:p>
            <text:p text:style-name="P8"><text:s text:c="4"/>{</text:p>
            <text:p text:style-name="P8"><text:s text:c="8"/>pair&lt;int, int&gt; w = kraw[v].back();</text:p>
            <text:p text:style-name="P8"><text:s text:c="8"/>kraw[v].pop_back();</text:p>
            <text:p text:style-name="P8"><text:s text:c="8"/>if(byc[w.second] == 0)</text:p>
            <text:p text:style-name="P8"><text:s text:c="8"/>{</text:p>
            <text:p text:style-name="P8"><text:s text:c="12"/>byc[w.second] = 1;</text:p>
            <text:p text:style-name="P8"><text:s text:c="12"/>byc[w.second] = 1;</text:p>
            <text:p text:style-name="P8"><text:s text:c="12"/>dfs(w.first);</text:p>
            <text:p text:style-name="P8"><text:s text:c="12"/>wynik.push_back(w.first);</text:p>
            <text:p text:style-name="P8"><text:s text:c="8"/>}</text:p>
            <text:p text:style-name="P8"><text:s text:c="4"/>}</text:p>
            <text:p text:style-name="P8">}</text:p>
            <text:p text:style-name="P8">int main()</text:p>
            <text:p text:style-name="P8">{</text:p>
            <text:p text:style-name="P8"><text:s text:c="4"/>int n, m, po, a, b;</text:p>
            <text:p text:style-name="P8"><text:s text:c="4"/>cin &gt;&gt; n &gt;&gt; m;</text:p>
            <text:p text:style-name="P8"><text:s text:c="4"/>int j = 1;</text:p>
            <text:p text:style-name="P8"><text:soft-page-break/><text:s text:c="4"/>for(int i = 1; i &lt;= m; i++)</text:p>
            <text:p text:style-name="P8"><text:s text:c="4"/>{</text:p>
            <text:p text:style-name="P8"><text:s text:c="8"/>cin &gt;&gt; a &gt;&gt; b;</text:p>
            <text:p text:style-name="P8"><text:s text:c="8"/>kraw[a].push_back({b, j});</text:p>
            <text:p text:style-name="P8"><text:s text:c="8"/>kraw[b].push_back({a, j});</text:p>
            <text:p text:style-name="P8"><text:s text:c="8"/>j++;</text:p>
            <text:p text:style-name="P8"><text:s text:c="4"/>}</text:p>
            <text:p text:style-name="P8"><text:s text:c="4"/>dfs(1);</text:p>
            <text:p text:style-name="P8"><text:s text:c="4"/>for(int w : wynik)</text:p>
            <text:p text:style-name="P8"><text:s text:c="8"/>cout &lt;&lt; w &lt;&lt; " ";</text:p>
            <text:p text:style-name="P8"><text:s text:c="4"/>cout &lt;&lt; '\n';</text:p>
            <text:p text:style-name="P8">}</text:p>
          </text:section>
          <text:p text:style-name="P8"/>
          <text:p text:style-name="P8"/>
          <text:p text:style-name="P8"/>
          <text:p text:style-name="P8">DIJKSTRA</text:p>
          <text:section text:style-name="Sect2" text:name="Section10">
            <text:p text:style-name="P8">vector&lt;pair&lt;int, int&gt;&gt; sasiedzi[1007];</text:p>
            <text:p text:style-name="P8">priority_queue&lt;pair&lt;int, int&gt;&gt; kolejka;</text:p>
            <text:p text:style-name="P8">int tab[1007];</text:p>
            <text:p text:style-name="P8">int poprzednik[1007];</text:p>
            <text:p text:style-name="P8">void dijkstra(int pocz)</text:p>
            <text:p text:style-name="P8">{</text:p>
            <text:p text:style-name="P8"><text:s text:c="4"/>kolejka.push(make_pair(0, pocz)); </text:p>
            <text:p text:style-name="P8"><text:s text:c="4"/>while(!kolejka.empty())</text:p>
            <text:p text:style-name="P8"><text:s text:c="4"/>{</text:p>
            <text:p text:style-name="P8"><text:s text:c="8"/>int wierzcholek = kolejka.top().second;</text:p>
            <text:p text:style-name="P8"><text:s text:c="8"/>int odl = tab[wierzcholek]; </text:p>
            <text:p text:style-name="P8"><text:s text:c="8"/>if(odl != -kolejka.top().first)</text:p>
            <text:p text:style-name="P8"><text:s text:c="8"/>{</text:p>
            <text:p text:style-name="P8"><text:s text:c="12"/>kolejka.pop();</text:p>
            <text:p text:style-name="P8"><text:s text:c="12"/>continue;</text:p>
            <text:p text:style-name="P8"><text:s text:c="8"/>}</text:p>
            <text:p text:style-name="P8"><text:s text:c="8"/>for(int i = 0; i &lt; sasiedzi[wierzcholek].size(); i++)</text:p>
            <text:p text:style-name="P8"><text:s text:c="8"/>{</text:p>
            <text:p text:style-name="P8"><text:s text:c="12"/>if(odl + sasiedzi[wierzcholek][i].second &lt; tab[sasiedzi[wierzcholek][i].first])</text:p>
            <text:p text:style-name="P8"><text:s text:c="12"/>{</text:p>
            <text:p text:style-name="P8"><text:s text:c="16"/>poprzednik[sasiedzi[wierzcholek][i].first] = wierzcholek;</text:p>
            <text:p text:style-name="P8"><text:s text:c="16"/>tab[sasiedzi[wierzcholek][i].first] = odl + sasiedzi[wierzcholek][i].second;</text:p>
            <text:p text:style-name="P8"><text:s text:c="16"/>kolejka.push(make_pair(-1 * tab[sasiedzi[wierzcholek][i].first], sasiedzi[wierzcholek][i].first));</text:p>
            <text:p text:style-name="P8"><text:s text:c="12"/>}</text:p>
            <text:p text:style-name="P8"><text:s text:c="8"/>}</text:p>
            <text:p text:style-name="P8"><text:s text:c="8"/>kolejka.pop();</text:p>
            <text:p text:style-name="P8"><text:s text:c="4"/>}</text:p>
            <text:p text:style-name="P8">}</text:p>
            <text:p text:style-name="P8">int main()</text:p>
            <text:p text:style-name="P8">{</text:p>
            <text:p text:style-name="P8"><text:s text:c="4"/>int ile_kraw, ile_wierz;</text:p>
            <text:p text:style-name="P8"><text:s text:c="4"/>cin &gt;&gt; ile_wierz &gt;&gt; ile_kraw;</text:p>
            <text:p text:style-name="P8"><text:s text:c="4"/>int pocz = 1;</text:p>
            <text:p text:style-name="P8"><text:s text:c="4"/>for(int i = 1; i &lt;= ile_wierz; i++)</text:p>
            <text:p text:style-name="P8"><text:s text:c="4"/>{</text:p>
            <text:p text:style-name="P8"><text:s text:c="8"/>tab[i] = INT_MAX;</text:p>
            <text:p text:style-name="P8"><text:s text:c="4"/>}</text:p>
            <text:p text:style-name="P8"><text:s text:c="4"/>tab[pocz] = 0;</text:p>
            <text:p text:style-name="P8"><text:s text:c="4"/>for(int i = 0; i &lt; ile_kraw; i++)</text:p>
            <text:p text:style-name="P8"><text:s text:c="4"/>{</text:p>
            <text:p text:style-name="P8"><text:s text:c="8"/>int a, b, w;</text:p>
            <text:p text:style-name="P8"><text:s text:c="8"/>cin &gt;&gt; a &gt;&gt; b &gt;&gt; w;</text:p>
            <text:p text:style-name="P8"><text:s text:c="8"/>sasiedzi[a].push_back(make_pair(b, w));</text:p>
            <text:p text:style-name="P8"><text:s text:c="8"/>sasiedzi[b].push_back(make_pair(a, w));</text:p>
            <text:p text:style-name="P8"><text:s text:c="4"/>}</text:p>
            <text:p text:style-name="P8"><text:s text:c="4"/>dijkstra(pocz);</text:p>
            <text:p text:style-name="P8"><text:s text:c="4"/>int ile_testow;</text:p>
            <text:p text:style-name="P8"><text:s text:c="4"/>cin &gt;&gt; ile_testow;</text:p>
            <text:p text:style-name="P8"><text:s text:c="4"/>int testy[ile_testow];</text:p>
            <text:p text:style-name="P8"><text:s text:c="4"/>for(int i = 0; i &lt; ile_testow; i++)</text:p>
            <text:p text:style-name="P8"><text:s text:c="4"/>{</text:p>
            <text:p text:style-name="P8"><text:s text:c="8"/>cin &gt;&gt; testy[i];</text:p>
            <text:p text:style-name="P8"><text:s text:c="4"/>}</text:p>
            <text:p text:style-name="P8"><text:s text:c="4"/>string wynik;</text:p>
            <text:p text:style-name="P8"><text:s text:c="4"/>cout &lt;&lt; endl;</text:p>
            <text:p text:style-name="P8"><text:s text:c="4"/>for(int i = 0; i &lt; ile_testow; i++)</text:p>
            <text:p text:style-name="P8"><text:s text:c="4"/>{</text:p>
            <text:p text:style-name="P8"><text:s text:c="8"/>wynik = "";</text:p>
            <text:p text:style-name="P8"><text:s text:c="8"/>int teraz = testy[i];</text:p>
            <text:p text:style-name="P8"><text:s text:c="8"/>while(teraz != pocz)</text:p>
            <text:p text:style-name="P8"><text:s text:c="8"/>{</text:p>
            <text:p text:style-name="P8"><text:s text:c="12"/>wynik = to_string(teraz) + " " + wynik;</text:p>
            <text:p text:style-name="P8"><text:s text:c="12"/>teraz = poprzednik[teraz];</text:p>
            <text:p text:style-name="P8"><text:s text:c="8"/>}</text:p>
            <text:p text:style-name="P8"><text:s text:c="8"/>cout &lt;&lt; wynik &lt;&lt; endl;</text:p>
            <text:p text:style-name="P8"><text:s text:c="4"/>}</text:p>
            <text:p text:style-name="P8">}</text:p>
          </text:section>
          <text:p text:style-name="P8"/>
          <text:p text:style-name="P8"/>
          <text:p text:style-name="P8"/>
          <text:p text:style-name="P9">DRZEWO PRZEDZIAŁOWE</text:p>
          <text:section text:style-name="Sect2" text:name="Section11">
            <text:p text:style-name="P9">typedef long long ll;</text:p>
            <text:p text:style-name="P9">ll tab[200007];</text:p>
            <text:p text:style-name="P9">ll tree[50000007];</text:p>
            <text:p text:style-name="P9">ll limit = 1;</text:p>
            <text:p text:style-name="P9">void change(ll v, ll x)</text:p>
            <text:p text:style-name="P9">{</text:p>
            <text:p text:style-name="P9"><text:s text:c="4"/>ll add = x - tab[v];</text:p>
            <text:p text:style-name="P9"><text:s text:c="4"/>tab[v] = x;</text:p>
            <text:p text:style-name="P9"><text:s text:c="4"/>ll pkt = limit+v;</text:p>
            <text:p text:style-name="P9"><text:s text:c="4"/>while(pkt &gt; 1)</text:p>
            <text:p text:style-name="P9"><text:s text:c="4"/>{</text:p>
            <text:p text:style-name="P9"><text:s text:c="8"/>tree[pkt] += add;</text:p>
            <text:p text:style-name="P9"><text:s text:c="8"/>pkt &gt;&gt;= 1;</text:p>
            <text:p text:style-name="P9"><text:s text:c="4"/>}</text:p>
            <text:p text:style-name="P9"><text:s text:c="4"/>tree[1] += add;</text:p>
            <text:p text:style-name="P9">}</text:p>
            <text:p text:style-name="P9"><text:soft-page-break/></text:p>
            <text:p text:style-name="P9">ll query(ll a, ll b)</text:p>
            <text:p text:style-name="P9">{</text:p>
            <text:p text:style-name="P9"><text:s text:c="4"/>ll wynik = tab[a] + tab[b];</text:p>
            <text:p text:style-name="P9"><text:s text:c="4"/>if(a == b)</text:p>
            <text:p text:style-name="P9"><text:s text:c="8"/>return tab[a];</text:p>
            <text:p text:style-name="P9"><text:s text:c="4"/>a = limit+a;</text:p>
            <text:p text:style-name="P9"><text:s text:c="4"/>b = limit+b;</text:p>
            <text:p text:style-name="P9"><text:s text:c="4"/>while((a&gt;&gt;1) != (b&gt;&gt;1))</text:p>
            <text:p text:style-name="P9"><text:s text:c="4"/>{</text:p>
            <text:p text:style-name="P9"><text:s text:c="8"/>if(a%2 == 0)</text:p>
            <text:p text:style-name="P9"><text:s text:c="12"/>wynik += tree[a+1];</text:p>
            <text:p text:style-name="P9"><text:s text:c="8"/>if(b%2 == 1)</text:p>
            <text:p text:style-name="P9"><text:s text:c="12"/>wynik += tree[b-1];</text:p>
            <text:p text:style-name="P9"><text:s text:c="8"/>a &gt;&gt;= 1;</text:p>
            <text:p text:style-name="P9"><text:s text:c="8"/>b &gt;&gt;= 1;</text:p>
            <text:p text:style-name="P9"><text:s text:c="4"/>}</text:p>
            <text:p text:style-name="P9"><text:s text:c="4"/>return wynik;</text:p>
            <text:p text:style-name="P9">}</text:p>
            <text:p text:style-name="P9">int main()</text:p>
            <text:p text:style-name="P9">{</text:p>
            <text:p text:style-name="P9"><text:s text:c="4"/>ll n, q, type, a, b;</text:p>
            <text:p text:style-name="P9"><text:s text:c="4"/>cin &gt;&gt; n &gt;&gt; q;</text:p>
            <text:p text:style-name="P9"><text:s text:c="4"/></text:p>
            <text:p text:style-name="P9"><text:s text:c="4"/>while (limit &lt;= n)</text:p>
            <text:p text:style-name="P9"><text:s text:c="8"/>limit &lt;&lt;= 1;</text:p>
            <text:p text:style-name="P9"><text:s text:c="4"/>for(int i = 1; i &lt;= n; i++)</text:p>
            <text:p text:style-name="P9"><text:s text:c="4"/>{</text:p>
            <text:p text:style-name="P9"><text:s text:c="8"/>cin &gt;&gt; tab[i];</text:p>
            <text:p text:style-name="P9"><text:s text:c="8"/>tree[limit+i] = tab[i];</text:p>
            <text:p text:style-name="P9"><text:s text:c="4"/>}</text:p>
            <text:p text:style-name="P9"/>
            <text:p text:style-name="P9"><text:s text:c="4"/>for(int i = limit; i &gt; 0; i--)</text:p>
            <text:p text:style-name="P9"><text:s text:c="8"/>tree[i] = tree[2*i] + tree[2*i+1];</text:p>
            <text:p text:style-name="P9"><text:s text:c="4"/>for(int i = 0; i &lt; q; i++)</text:p>
            <text:p text:style-name="P9"><text:s text:c="4"/>{</text:p>
            <text:p text:style-name="P9"><text:s text:c="8"/>cin &gt;&gt; type &gt;&gt; a &gt;&gt; b;</text:p>
            <text:p text:style-name="P9"><text:s text:c="8"/>if(type == 1)</text:p>
            <text:p text:style-name="P9"><text:s text:c="12"/>change(a, b);</text:p>
            <text:p text:style-name="P9"><text:s text:c="8"/>else</text:p>
            <text:p text:style-name="P9"><text:s text:c="12"/>cout &lt;&lt; query(a, b) &lt;&lt; "\n";</text:p>
            <text:p text:style-name="P9"><text:s text:c="4"/>}</text:p>
            <text:p text:style-name="P9">}</text:p>
          </text:section>
          <text:p text:style-name="P8"/>
          <text:p text:style-name="P8"/>
          <text:p text:style-name="P9">FLOYD WARSHALL</text:p>
          <text:section text:style-name="Sect2" text:name="Section12">
            <text:p text:style-name="P9">typedef long long ll;</text:p>
            <text:p text:style-name="P9">vector&lt;pair&lt;int, int&gt;&gt; kraw[107];</text:p>
            <text:p text:style-name="P9">ll dp[107][107];</text:p>
            <text:p text:style-name="P9">int main()</text:p>
            <text:p text:style-name="P9">{</text:p>
            <text:p text:style-name="P9"><text:s text:c="4"/>int n, m, a, b, c;</text:p>
            <text:p text:style-name="P9"><text:s text:c="4"/>cin &gt;&gt; n &gt;&gt; m;</text:p>
            <text:p text:style-name="P9"><text:s text:c="4"/>for(int i = 1; i &lt;= n; i++)</text:p>
            <text:p text:style-name="P9"><text:s text:c="4"/>{</text:p>
            <text:p text:style-name="P9"><text:s text:c="8"/>for(int j = 1; j &lt;= n; j++)</text:p>
            <text:p text:style-name="P9"><text:s text:c="8"/>{</text:p>
            <text:p text:style-name="P9"><text:s text:c="12"/>dp[i][j] = LONG_LONG_MAX;</text:p>
            <text:p text:style-name="P9"><text:s text:c="12"/>if(i == j) dp[i][j] = 0;</text:p>
            <text:p text:style-name="P9"><text:s text:c="8"/>}</text:p>
            <text:p text:style-name="P9"><text:s text:c="4"/>}</text:p>
            <text:p text:style-name="P9"><text:s text:c="4"/>for (int i = 0; i &lt; m; i++)</text:p>
            <text:p text:style-name="P9"><text:s text:c="4"/>{</text:p>
            <text:p text:style-name="P9"><text:s text:c="8"/>cin &gt;&gt; a &gt;&gt; b &gt;&gt; c;</text:p>
            <text:p text:style-name="P9"><text:s text:c="8"/>kraw[a].push_back(make_pair(b, c));</text:p>
            <text:p text:style-name="P9"><text:s text:c="8"/>dp[a][b] = c;</text:p>
            <text:p text:style-name="P9"><text:s text:c="4"/>}</text:p>
            <text:p text:style-name="P9"><text:s text:c="4"/>for(int k = 1; k &lt;= n; k++)</text:p>
            <text:p text:style-name="P9"><text:s text:c="8"/>for(int i = 1; i &lt;= n; i++)</text:p>
            <text:p text:style-name="P9"><text:s text:c="12"/>for(int j = 1; j &lt;= n; j++)</text:p>
            <text:p text:style-name="P9"><text:s text:c="16"/>if(dp[i][k] != LONG_LONG_MAX &amp;&amp; dp[k][j] != LONG_LONG_MAX &amp;&amp; dp[i][j] &gt; dp[i][k] + dp[k][j])</text:p>
            <text:p text:style-name="P9"><text:s text:c="20"/>dp[i][j] = dp[i][k] + dp[k][j];</text:p>
            <text:p text:style-name="P9"><text:s text:c="4"/>for(int i = 1; i &lt;= n; i++)</text:p>
            <text:p text:style-name="P9"><text:s text:c="8"/>if(dp[i][i] &lt; 0)</text:p>
            <text:p text:style-name="P9"><text:s text:c="12"/>cout &lt;&lt; "UJEMNY CYKL!\n";</text:p>
            <text:p text:style-name="P9"><text:s text:c="4"/>for(int i = 1; i &lt;= n; i++)</text:p>
            <text:p text:style-name="P9"><text:s text:c="4"/>{</text:p>
            <text:p text:style-name="P9"><text:s text:c="8"/>for(int j = 1; j &lt;= n; j++)</text:p>
            <text:p text:style-name="P9"><text:s text:c="8"/>{</text:p>
            <text:p text:style-name="P9"><text:s text:c="12"/>cout &lt;&lt; "dp[" &lt;&lt; i &lt;&lt; "][" &lt;&lt; j &lt;&lt; "] = ";</text:p>
            <text:p text:style-name="P9"><text:s text:c="12"/>if(dp[i][j] == LONG_LONG_MAX) cout &lt;&lt; "NO PATH";</text:p>
            <text:p text:style-name="P9"><text:s text:c="12"/>else cout &lt;&lt; dp[i][j];</text:p>
            <text:p text:style-name="P9"><text:s text:c="12"/>cout &lt;&lt; '\n';</text:p>
            <text:p text:style-name="P9"><text:s text:c="8"/>}</text:p>
            <text:p text:style-name="P9"><text:s text:c="4"/>}</text:p>
            <text:p text:style-name="P9">}</text:p>
          </text:section>
          <text:p text:style-name="P9"/>
          <text:p text:style-name="P9"/>
          <text:p text:style-name="P9"/>
          <text:p text:style-name="P9">LCA</text:p>
          <text:section text:style-name="Sect2" text:name="Section13">
            <text:p text:style-name="P9">constexpr int LIMIT = 1007;</text:p>
            <text:p text:style-name="P9">vector&lt;int&gt; kraw[LIMIT];</text:p>
            <text:p text:style-name="P9">bool seen[LIMIT];</text:p>
            <text:p text:style-name="P9">int lev[LIMIT]; </text:p>
            <text:p text:style-name="P9">int up[LIMIT][12]; </text:p>
            <text:p text:style-name="P9">void dfs(int v, int from, int p)</text:p>
            <text:p text:style-name="P9">{</text:p>
            <text:p text:style-name="P9"><text:s text:c="4"/>up[v][0] = from;</text:p>
            <text:p text:style-name="P9"><text:s text:c="4"/>seen[v] = true;</text:p>
            <text:p text:style-name="P9"><text:s text:c="4"/>lev[v] = p;</text:p>
            <text:p text:style-name="P9"><text:s text:c="4"/>for (int i = 0; i &lt; kraw[v].size(); i++)</text:p>
            <text:p text:style-name="P9"><text:s text:c="8"/>if (!seen[kraw[v][i]])</text:p>
            <text:p text:style-name="P9"><text:s text:c="12"/>dfs(kraw[v][i], v, p + 1);</text:p>
            <text:p text:style-name="P9">}</text:p>
            <text:p text:style-name="P9">int move_up(int v, int l) </text:p>
            <text:p text:style-name="P9">{</text:p>
            <text:p text:style-name="P9"><text:s text:c="4"/>for (int i = 0; l &gt; 0; i++)</text:p>
            <text:p text:style-name="P9"><text:s text:c="4"/>{</text:p>
            <text:p text:style-name="P9"><text:s text:c="8"/>if (l &amp; 1)</text:p>
            <text:p text:style-name="P9"><text:s text:c="12"/>v = up[v][i];</text:p>
            <text:p text:style-name="P9"><text:soft-page-break/><text:s text:c="8"/>l = l &gt;&gt; 1;</text:p>
            <text:p text:style-name="P9"><text:s text:c="4"/>}</text:p>
            <text:p text:style-name="P9"><text:s text:c="4"/>return v;</text:p>
            <text:p text:style-name="P9">}</text:p>
            <text:p text:style-name="P9">int lca(int v, int w)</text:p>
            <text:p text:style-name="P9">{</text:p>
            <text:p text:style-name="P9"><text:s text:c="4"/>if (lev[w] &lt; lev[v])</text:p>
            <text:p text:style-name="P9"><text:s text:c="8"/>swap(v, w);</text:p>
            <text:p text:style-name="P9"><text:s text:c="4"/>w = move_up(w, lev[w] - lev[v]);</text:p>
            <text:p text:style-name="P9"><text:s text:c="4"/>if(w == v) return w;</text:p>
            <text:p text:style-name="P9"><text:s text:c="4"/>int p = lev[w], k = 0, s;</text:p>
            <text:p text:style-name="P9"><text:s text:c="4"/>s = (p + k) / 2;</text:p>
            <text:p text:style-name="P9"><text:s text:c="4"/>while (up[v][0] != up[w][0])</text:p>
            <text:p text:style-name="P9"><text:s text:c="4"/>{</text:p>
            <text:p text:style-name="P9"><text:s text:c="8"/>s = (p + k) / 2;</text:p>
            <text:p text:style-name="P9"><text:s text:c="8"/>if (move_up(v, lev[v] - s) != move_up(w, lev[w] - s))</text:p>
            <text:p text:style-name="P9"><text:s text:c="8"/>{</text:p>
            <text:p text:style-name="P9"><text:s text:c="12"/>v = move_up(v, lev[v] - s);</text:p>
            <text:p text:style-name="P9"><text:s text:c="12"/>w = move_up(w, lev[w] - s);</text:p>
            <text:p text:style-name="P9"><text:s text:c="12"/>p = lev[w];</text:p>
            <text:p text:style-name="P9"><text:s text:c="8"/>}</text:p>
            <text:p text:style-name="P9"><text:s text:c="8"/>else k = s;</text:p>
            <text:p text:style-name="P9"><text:s text:c="4"/>}</text:p>
            <text:p text:style-name="P9"><text:s text:c="4"/>return up[v][0];</text:p>
            <text:p text:style-name="P9">}</text:p>
            <text:p text:style-name="P9">int main()</text:p>
            <text:p text:style-name="P9">{</text:p>
            <text:p text:style-name="P9"><text:s text:c="4"/>int q;</text:p>
            <text:p text:style-name="P9"><text:s text:c="4"/>cin &gt;&gt; q;</text:p>
            <text:p text:style-name="P9"><text:s text:c="4"/>for (int Q = 1; Q &lt;= q; Q++)</text:p>
            <text:p text:style-name="P9"><text:s text:c="4"/>{ <text:s/></text:p>
            <text:p text:style-name="P9"><text:s text:c="8"/>int n, a, b;</text:p>
            <text:p text:style-name="P9"><text:s text:c="8"/>cin &gt;&gt; n;</text:p>
            <text:p text:style-name="P9"><text:s text:c="8"/>for (int i = 0; i &lt; LIMIT; i++)</text:p>
            <text:p text:style-name="P9"><text:s text:c="8"/>{</text:p>
            <text:p text:style-name="P9"><text:s text:c="12"/>kraw[i].clear();</text:p>
            <text:p text:style-name="P9"><text:s text:c="12"/>seen[i] = false;</text:p>
            <text:p text:style-name="P9"><text:s text:c="12"/>lev[i] = 0;</text:p>
            <text:p text:style-name="P9"><text:s text:c="12"/>for (int j = 0; j &lt; 12; j++)</text:p>
            <text:p text:style-name="P9"><text:s text:c="16"/>up[i][j] = 0;</text:p>
            <text:p text:style-name="P9"><text:s text:c="8"/>}</text:p>
            <text:p text:style-name="P9"><text:s text:c="8"/>for (int i = 1; i &lt;= n; i++)</text:p>
            <text:p text:style-name="P9"><text:s text:c="8"/>{</text:p>
            <text:p text:style-name="P9"><text:s text:c="12"/>int m;</text:p>
            <text:p text:style-name="P9"><text:s text:c="12"/>cin &gt;&gt; m;</text:p>
            <text:p text:style-name="P9"><text:s text:c="12"/>for (int j = 1; j &lt;= m; j++)</text:p>
            <text:p text:style-name="P9"><text:s text:c="12"/>{</text:p>
            <text:p text:style-name="P9"><text:s text:c="16"/>cin &gt;&gt; a;</text:p>
            <text:p text:style-name="P9"><text:s text:c="16"/>kraw[a].push_back(i);</text:p>
            <text:p text:style-name="P9"><text:s text:c="16"/>kraw[i].push_back(a);</text:p>
            <text:p text:style-name="P9"><text:s text:c="12"/>}</text:p>
            <text:p text:style-name="P9"><text:s text:c="8"/>}</text:p>
            <text:p text:style-name="P9"><text:s text:c="8"/>dfs(1, 1, 0);</text:p>
            <text:p text:style-name="P9"><text:s text:c="8"/>for (int v = 1; v &lt;= n; v++)</text:p>
            <text:p text:style-name="P9"><text:s text:c="12"/>for (int k = 1; lev[n] - pow(2, k) &gt;= 0; k++)</text:p>
            <text:p text:style-name="P9"><text:s text:c="16"/>up[v][k] = up[up[v][k - 1]][k - 1];</text:p>
            <text:p text:style-name="P9"><text:s text:c="8"/>cout &lt;&lt; "Case " &lt;&lt; Q &lt;&lt; ": \n";</text:p>
            <text:p text:style-name="P9"><text:s text:c="8"/>int t;</text:p>
            <text:p text:style-name="P9"><text:s text:c="8"/>cin &gt;&gt; t;</text:p>
            <text:p text:style-name="P9"><text:s text:c="8"/>for (int i = 0; i &lt; t; i++)</text:p>
            <text:p text:style-name="P9"><text:s text:c="8"/>{</text:p>
            <text:p text:style-name="P9"><text:s text:c="12"/>cin &gt;&gt; a &gt;&gt; b;</text:p>
            <text:p text:style-name="P9"><text:s text:c="12"/>cout &lt;&lt; lca(a, b) &lt;&lt; '\n';</text:p>
            <text:p text:style-name="P9"><text:s text:c="8"/>}</text:p>
            <text:p text:style-name="P9"><text:s text:c="4"/>}</text:p>
            <text:p text:style-name="P9">}</text:p>
          </text:section>
          <text:p text:style-name="P9"/>
          <text:p text:style-name="P9"/>
          <text:p text:style-name="P9">PUNKTY ARTYKULACJI</text:p>
          <text:section text:style-name="Sect2" text:name="Section14">
            <text:p text:style-name="P9">vector&lt;int&gt; kraw[100007];</text:p>
            <text:p text:style-name="P9">int depth[100007], parent[100007], low[100007], n, m, d;</text:p>
            <text:p text:style-name="P9">bool seen[100007], isAP[100007];</text:p>
            <text:p text:style-name="P9">void findAPs(int w)</text:p>
            <text:p text:style-name="P9">{</text:p>
            <text:p text:style-name="P9"><text:s text:c="4"/>int children = 0;</text:p>
            <text:p text:style-name="P9"><text:s text:c="4"/>seen[w] = true;</text:p>
            <text:p text:style-name="P9"><text:s text:c="4"/>depth[w] = d;</text:p>
            <text:p text:style-name="P9"><text:s text:c="4"/>low[w] = d;</text:p>
            <text:p text:style-name="P9"><text:s text:c="4"/>d++;</text:p>
            <text:p text:style-name="P9"><text:s text:c="4"/>for (int i = 0; i &lt; kraw[w].size(); i++)</text:p>
            <text:p text:style-name="P9"><text:s text:c="4"/>{</text:p>
            <text:p text:style-name="P9"><text:s text:c="8"/>if(!seen[kraw[w][i]])</text:p>
            <text:p text:style-name="P9"><text:s text:c="8"/>{</text:p>
            <text:p text:style-name="P9"><text:s text:c="12"/>children++;</text:p>
            <text:p text:style-name="P9"><text:s text:c="12"/>parent[kraw[w][i]] = w;</text:p>
            <text:p text:style-name="P9"><text:s text:c="12"/>findAPs(kraw[w][i]);</text:p>
            <text:p text:style-name="P9"><text:s text:c="12"/>low[w] = min(low[w], low[kraw[w][i]]);</text:p>
            <text:p text:style-name="P9"><text:s text:c="12"/>if (low[kraw[w][i]] &gt;= depth[w] &amp;&amp; parent[w] != 0)</text:p>
            <text:p text:style-name="P9"><text:s text:c="16"/>isAP[w] = true;</text:p>
            <text:p text:style-name="P9"><text:s text:c="8"/>}</text:p>
            <text:p text:style-name="P9"><text:s text:c="8"/>else if(kraw[w][i] != parent[w])</text:p>
            <text:p text:style-name="P9"><text:s text:c="12"/>low[w] = min(low[w], depth[kraw[w][i]]);</text:p>
            <text:p text:style-name="P9"><text:s text:c="4"/>}</text:p>
            <text:p text:style-name="P9"><text:s text:c="4"/>d--;</text:p>
            <text:p text:style-name="P9"><text:s text:c="4"/>if (parent[w] == 0 &amp;&amp; children &gt; 1)</text:p>
            <text:p text:style-name="P9"><text:s text:c="8"/>isAP[w] = true;</text:p>
            <text:p text:style-name="P9">}</text:p>
            <text:p text:style-name="P9">int main()</text:p>
            <text:p text:style-name="P9">{</text:p>
            <text:p text:style-name="P9"><text:s text:c="4"/>cin &gt;&gt; n &gt;&gt; m;</text:p>
            <text:p text:style-name="P9"><text:s text:c="4"/>int a, b;</text:p>
            <text:p text:style-name="P9"><text:s text:c="4"/>for(int i = 0; i &lt; m; i++)</text:p>
            <text:p text:style-name="P9"><text:s text:c="4"/>{</text:p>
            <text:p text:style-name="P9"><text:s text:c="8"/>cin &gt;&gt; a &gt;&gt; b;</text:p>
            <text:p text:style-name="P9"><text:s text:c="8"/>kraw[a].push_back(b);</text:p>
            <text:p text:style-name="P9"><text:s text:c="8"/>kraw[b].push_back(a);</text:p>
            <text:p text:style-name="P9"><text:s text:c="4"/>}</text:p>
            <text:p text:style-name="P9"><text:s text:c="4"/>findAPs(1);</text:p>
            <text:p text:style-name="P9"><text:s text:c="4"/>for (int i = 1; i &lt;= n; i++)</text:p>
            <text:p text:style-name="P9"><text:s text:c="8"/>if(isAP[i])</text:p>
            <text:p text:style-name="P9"><text:s text:c="12"/>cout &lt;&lt; i &lt;&lt; ", ";</text:p>
            <text:p text:style-name="P9"><text:s text:c="4"/>cout &lt;&lt; '\n';</text:p>
            <text:p text:style-name="P9">}</text:p>
          </text:section>
          <text:p text:style-name="P10"><text:soft-page-break/>SILNIE SPÓJNE SKŁADOWE</text:p>
          <text:section text:style-name="Sect2" text:name="Section15">
            <text:p text:style-name="P10">vector&lt;int&gt; kraw[10007], reverted[10007];</text:p>
            <text:p text:style-name="P10">stack&lt;int&gt; S;</text:p>
            <text:p text:style-name="P10">bool seen[10007];</text:p>
            <text:p text:style-name="P10">int skladowa[10007];</text:p>
            <text:p text:style-name="P10">void dfs(int a)</text:p>
            <text:p text:style-name="P10">{</text:p>
            <text:p text:style-name="P10"><text:s text:c="4"/>seen[a] = true;</text:p>
            <text:p text:style-name="P10"><text:s text:c="4"/>for(int i = 0; i &lt; kraw[a].size(); i++)</text:p>
            <text:p text:style-name="P10"><text:s text:c="8"/>if(!seen[kraw[a][i]])</text:p>
            <text:p text:style-name="P10"><text:s text:c="12"/>dfs(kraw[a][i]);</text:p>
            <text:p text:style-name="P10"><text:s text:c="4"/>S.push(a);</text:p>
            <text:p text:style-name="P10">}</text:p>
            <text:p text:style-name="P10">void dfs2(int a, int c)</text:p>
            <text:p text:style-name="P10">{</text:p>
            <text:p text:style-name="P10"><text:s text:c="4"/>skladowa[a] = c;</text:p>
            <text:p text:style-name="P10"><text:s text:c="4"/>seen[a] = true;</text:p>
            <text:p text:style-name="P10"><text:s text:c="4"/>for(int i = 0; i &lt; reverted[a].size(); i++)</text:p>
            <text:p text:style-name="P10"><text:s text:c="8"/>if(!seen[reverted[a][i]])</text:p>
            <text:p text:style-name="P10"><text:s text:c="12"/>dfs2(reverted[a][i], c);</text:p>
            <text:p text:style-name="P10">}</text:p>
            <text:p text:style-name="P10">int main()</text:p>
            <text:p text:style-name="P10">{</text:p>
            <text:p text:style-name="P10"><text:s text:c="4"/>int n, m, a, b;</text:p>
            <text:p text:style-name="P10"><text:s text:c="4"/>cin &gt;&gt; n &gt;&gt; m;</text:p>
            <text:p text:style-name="P10"><text:s text:c="4"/>for(int i = 0; i &lt; m; i++)</text:p>
            <text:p text:style-name="P10"><text:s text:c="4"/>{</text:p>
            <text:p text:style-name="P10"><text:s text:c="8"/>cin &gt;&gt; a &gt;&gt; b;</text:p>
            <text:p text:style-name="P10"><text:s text:c="8"/>kraw[a].push_back(b);</text:p>
            <text:p text:style-name="P10"><text:s text:c="8"/>reverted[b].push_back(a);</text:p>
            <text:p text:style-name="P10"><text:s text:c="4"/>}</text:p>
            <text:p text:style-name="P10"><text:s text:c="4"/>for(int i = 1; i &lt;= n; i++) if(!seen[i]) dfs(i);</text:p>
            <text:p text:style-name="P10"><text:s text:c="4"/>for(int i = 1; i &lt;= n; i++) seen[i] = false;</text:p>
            <text:p text:style-name="P10"><text:s text:c="4"/>int c = 0;</text:p>
            <text:p text:style-name="P10"><text:s text:c="4"/>while(!S.empty())</text:p>
            <text:p text:style-name="P10"><text:s text:c="4"/>{</text:p>
            <text:p text:style-name="P10"><text:s text:c="8"/>int v = S.top();</text:p>
            <text:p text:style-name="P10"><text:s text:c="8"/>S.pop();</text:p>
            <text:p text:style-name="P10"><text:s text:c="8"/>if(!seen[v]) dfs2(v, ++c);</text:p>
            <text:p text:style-name="P10"><text:s text:c="4"/>}</text:p>
            <text:p text:style-name="P10"><text:s text:c="4"/>for(int i = 1; i &lt;= n; i++)</text:p>
            <text:p text:style-name="P10"><text:s text:c="8"/>cout &lt;&lt; "Wierzchołek " &lt;&lt; i &lt;&lt; " należy do " &lt;&lt; skladowa[i] &lt;&lt; '\n';</text:p>
            <text:p text:style-name="P10">}</text:p>
          </text:section>
          <text:p text:style-name="P10"/>
          <text:p text:style-name="P10"/>
          <text:p text:style-name="P10"/>
          <text:p text:style-name="P10">TOPOSORT</text:p>
          <text:p text:style-name="P10">vector&lt;int&gt; krawedzie[100007];</text:p>
          <text:p text:style-name="P10">queue&lt;int&gt; kolejka;</text:p>
          <text:p text:style-name="P10">int ile_laczen[100007];</text:p>
          <text:p text:style-name="P10">int main()</text:p>
          <text:p text:style-name="P10">{</text:p>
          <text:p text:style-name="P10"><text:s text:c="4"/>int ile_wierz, ile_kraw;</text:p>
          <text:p text:style-name="P10"><text:s text:c="4"/>cin &gt;&gt; ile_wierz &gt;&gt; ile_kraw;</text:p>
          <text:p text:style-name="P10"><text:s text:c="4"/>for(int i = 1; i &lt;= ile_kraw; i++)</text:p>
          <text:p text:style-name="P10"><text:s text:c="4"/>{</text:p>
          <text:p text:style-name="P10"><text:s text:c="8"/>int a, b;</text:p>
          <text:p text:style-name="P10"><text:s text:c="8"/>cin &gt;&gt; a &gt;&gt; b;</text:p>
          <text:p text:style-name="P10"><text:s text:c="8"/>krawedzie[a].push_back(b);</text:p>
          <text:p text:style-name="P10"><text:s text:c="8"/>ile_laczen[b]++;</text:p>
          <text:p text:style-name="P10"><text:s text:c="4"/>}</text:p>
          <text:p text:style-name="P10"><text:s text:c="4"/>for(int i = 1; i &lt;= ile_wierz; i++)</text:p>
          <text:p text:style-name="P10"><text:s text:c="8"/>if(ile_laczen[i] == 0)</text:p>
          <text:p text:style-name="P10"><text:s text:c="12"/>kolejka.push(i);</text:p>
          <text:p text:style-name="P10"><text:s text:c="4"/>while(!kolejka.empty())</text:p>
          <text:p text:style-name="P10"><text:s text:c="4"/>{</text:p>
          <text:p text:style-name="P10"><text:s text:c="8"/>int teraz = kolejka.front();</text:p>
          <text:p text:style-name="P10"><text:s text:c="8"/>kolejka.pop();</text:p>
          <text:p text:style-name="P10"><text:s text:c="8"/>for(int i = 0; i &lt; krawedzie[teraz].size(); i++)</text:p>
          <text:p text:style-name="P10"><text:s text:c="8"/>{</text:p>
          <text:p text:style-name="P10"><text:s text:c="12"/>ile_laczen[krawedzie[teraz][i]]--;</text:p>
          <text:p text:style-name="P10"><text:s text:c="12"/>if(ile_laczen[krawedzie[teraz][i]] &lt;= 0)</text:p>
          <text:p text:style-name="P10"><text:s text:c="12"/>{</text:p>
          <text:p text:style-name="P10"><text:s text:c="16"/>kolejka.push(krawedzie[teraz][i]);</text:p>
          <text:p text:style-name="P10"><text:s text:c="12"/>}</text:p>
          <text:p text:style-name="P10"><text:s text:c="8"/>}</text:p>
          <text:p text:style-name="P10"><text:s text:c="4"/>}</text:p>
          <text:p text:style-name="P10">}</text:p>
          <text:p text:style-name="P10"/>
          <text:p text:style-name="P10"/>
          <text:p text:style-name="P10"/>
          <text:p text:style-name="P10"><text:soft-page-break/>ŚREDNICA DRZEWA</text:p>
          <text:section text:style-name="Sect2" text:name="Section16">
            <text:p text:style-name="P10">vector&lt;int&gt; kraw[500007];</text:p>
            <text:p text:style-name="P10">bool seen[500007];</text:p>
            <text:p text:style-name="P10">int odl[500007], aktDist;</text:p>
            <text:p text:style-name="P10">void dfs(int start)</text:p>
            <text:p text:style-name="P10">{</text:p>
            <text:p text:style-name="P10"><text:s text:c="4"/>seen[start] = true;</text:p>
            <text:p text:style-name="P10"><text:s text:c="4"/>odl[start] = aktDist;</text:p>
            <text:p text:style-name="P10"><text:s text:c="4"/>aktDist++;</text:p>
            <text:p text:style-name="P10"><text:s text:c="4"/>for (int i = 0; i &lt; kraw[start].size(); i++)</text:p>
            <text:p text:style-name="P10"><text:s text:c="8"/>if(!seen[kraw[start][i]])</text:p>
            <text:p text:style-name="P10"><text:s text:c="12"/>dfs(kraw[start][i]);</text:p>
            <text:p text:style-name="P10"><text:s text:c="4"/>aktDist--;</text:p>
            <text:p text:style-name="P10">}</text:p>
            <text:p text:style-name="P10">int main()</text:p>
            <text:p text:style-name="P10">{</text:p>
            <text:p text:style-name="P10"><text:s text:c="4"/>int n, a, b;</text:p>
            <text:p text:style-name="P10"><text:s text:c="4"/>cin &gt;&gt; n;</text:p>
            <text:p text:style-name="P10"><text:s text:c="4"/>for (int i = 0; i &lt; n - 1; i++)</text:p>
            <text:p text:style-name="P10"><text:s text:c="4"/>{</text:p>
            <text:p text:style-name="P10"><text:s text:c="8"/>cin &gt;&gt; a &gt;&gt; b;</text:p>
            <text:p text:style-name="P10"><text:s text:c="8"/>kraw[a].push_back(b);</text:p>
            <text:p text:style-name="P10"><text:s text:c="8"/>kraw[b].push_back(a);</text:p>
            <text:p text:style-name="P10"><text:s text:c="4"/>}</text:p>
            <text:p text:style-name="P10"><text:s text:c="4"/>dfs(1);</text:p>
            <text:p text:style-name="P10"><text:s text:c="4"/>int maxDist = -1;</text:p>
            <text:p text:style-name="P10"><text:s text:c="4"/>int pocz;</text:p>
            <text:p text:style-name="P10"><text:s text:c="4"/>for (int i = 1; i &lt;= n; i++)</text:p>
            <text:p text:style-name="P10"><text:s text:c="4"/>{</text:p>
            <text:p text:style-name="P10"><text:s text:c="8"/>if(odl[i] &gt; maxDist)</text:p>
            <text:p text:style-name="P10"><text:s text:c="8"/>{</text:p>
            <text:p text:style-name="P10"><text:s text:c="12"/>maxDist = odl[i];</text:p>
            <text:p text:style-name="P10"><text:s text:c="12"/>pocz = i;</text:p>
            <text:p text:style-name="P10"><text:s text:c="8"/>}</text:p>
            <text:p text:style-name="P10"><text:s text:c="4"/>}</text:p>
            <text:p text:style-name="P10"><text:s text:c="4"/>aktDist = 0;</text:p>
            <text:p text:style-name="P10"><text:s text:c="4"/>for (int i = 1; i &lt;= n; i++)</text:p>
            <text:p text:style-name="P10"><text:s text:c="4"/>{</text:p>
            <text:p text:style-name="P10"><text:s text:c="8"/>seen[i] = false;</text:p>
            <text:p text:style-name="P10"><text:s text:c="8"/>odl[i] = -1;</text:p>
            <text:p text:style-name="P10"><text:s text:c="4"/>}</text:p>
            <text:p text:style-name="P10"><text:s text:c="4"/>dfs(pocz);</text:p>
            <text:p text:style-name="P10"><text:s text:c="4"/>int kon;</text:p>
            <text:p text:style-name="P10"><text:s text:c="4"/>maxDist = -1;</text:p>
            <text:p text:style-name="P10"><text:s text:c="4"/>for (int i = 1; i &lt;= n; i++)</text:p>
            <text:p text:style-name="P10"><text:s text:c="4"/>{</text:p>
            <text:p text:style-name="P10"><text:s text:c="8"/>if(odl[i] &gt; maxDist)</text:p>
            <text:p text:style-name="P10"><text:s text:c="8"/>{</text:p>
            <text:p text:style-name="P10"><text:s text:c="12"/>maxDist = odl[i];</text:p>
            <text:p text:style-name="P10"><text:s text:c="12"/>kon = i;</text:p>
            <text:p text:style-name="P10"><text:s text:c="8"/>}</text:p>
            <text:p text:style-name="P10"><text:s text:c="4"/>}</text:p>
            <text:p text:style-name="P10"><text:s text:c="4"/>cout &lt;&lt; "Najdluzsza scierzka to " &lt;&lt; pocz &lt;&lt; " -&gt; " &lt;&lt; kon &lt;&lt; " i wynosi " &lt;&lt; maxDist &lt;&lt; " - " &lt;&lt; maxDist+1 &lt;&lt; "wierzchołków\n";</text:p>
            <text:p text:style-name="P10">}</text:p>
          </text:section>
          <text:p text:style-name="P10"/>
          <text:p text:style-name="P10"/>
          <text:p text:style-name="P10"/>
          <text:p text:style-name="P10">MOSTY</text:p>
          <text:section text:style-name="Sect2" text:name="Section17">
            <text:p text:style-name="P10">vector&lt;int&gt; kraw[100007];</text:p>
            <text:p text:style-name="P10">int depth[100007];</text:p>
            <text:p text:style-name="P10">bool seen[100007];</text:p>
            <text:p text:style-name="P10">int parent[100007], low[100007], n, m, d;</text:p>
            <text:p text:style-name="P10">vector&lt;pair&lt;int, int&gt;&gt; mosty;</text:p>
            <text:p text:style-name="P10">void findBridges(int w)</text:p>
            <text:p text:style-name="P10">{</text:p>
            <text:p text:style-name="P10"><text:s text:c="4"/>seen[w] = true;</text:p>
            <text:p text:style-name="P10"><text:s text:c="4"/>depth[w] = d;</text:p>
            <text:p text:style-name="P10"><text:s text:c="4"/>low[w] = d;</text:p>
            <text:p text:style-name="P10"><text:s text:c="4"/>d++;</text:p>
            <text:p text:style-name="P10"><text:s text:c="4"/>for (int i = 0; i &lt; kraw[w].size(); i++)</text:p>
            <text:p text:style-name="P10"><text:s text:c="4"/>{</text:p>
            <text:p text:style-name="P10"><text:s text:c="8"/>if(!seen[kraw[w][i]])</text:p>
            <text:p text:style-name="P10"><text:s text:c="8"/>{</text:p>
            <text:p text:style-name="P10"><text:s text:c="12"/>parent[kraw[w][i]] = w;</text:p>
            <text:p text:style-name="P10"><text:s text:c="12"/>findBridges(kraw[w][i]);</text:p>
            <text:p text:style-name="P10"><text:s text:c="12"/>low[w] = min(low[w], low[kraw[w][i]]);</text:p>
            <text:p text:style-name="P10"><text:s text:c="12"/>if(low[kraw[w][i]] &gt; depth[w])</text:p>
            <text:p text:style-name="P10"><text:s text:c="16"/>mosty.push_back(make_pair(kraw[w][i], w));</text:p>
            <text:p text:style-name="P10"><text:s text:c="8"/>}</text:p>
            <text:p text:style-name="P10"><text:s text:c="8"/>else if(kraw[w][i] != parent[w])</text:p>
            <text:p text:style-name="P10"><text:s text:c="12"/>low[w] = min(low[w], depth[kraw[w][i]]);</text:p>
            <text:p text:style-name="P10"><text:s text:c="4"/>}</text:p>
            <text:p text:style-name="P10"><text:s text:c="4"/>d--;</text:p>
            <text:p text:style-name="P10">}</text:p>
            <text:p text:style-name="P10"/>
            <text:p text:style-name="P10">int main()</text:p>
            <text:p text:style-name="P10">{</text:p>
            <text:p text:style-name="P10"><text:s text:c="4"/>cin &gt;&gt; n &gt;&gt; m;</text:p>
            <text:p text:style-name="P10"><text:s text:c="4"/>int a, b;</text:p>
            <text:p text:style-name="P10"><text:s text:c="4"/>for(int i = 0; i &lt; m; i++)</text:p>
            <text:p text:style-name="P10"><text:s text:c="4"/>{</text:p>
            <text:p text:style-name="P10"><text:s text:c="8"/>cin &gt;&gt; a &gt;&gt; b;</text:p>
            <text:p text:style-name="P10"><text:s text:c="8"/>kraw[a].push_back(b);</text:p>
            <text:p text:style-name="P10"><text:s text:c="8"/>kraw[b].push_back(a);</text:p>
            <text:p text:style-name="P10"><text:s text:c="4"/>}</text:p>
            <text:p text:style-name="P10"><text:s text:c="4"/>findBridges(1);</text:p>
            <text:p text:style-name="P10"><text:s text:c="4"/>for(auto a : mosty)</text:p>
            <text:p text:style-name="P10"><text:s text:c="8"/>cout &lt;&lt; a.first &lt;&lt; ", " &lt;&lt; a.second &lt;&lt; '\n';</text:p>
            <text:p text:style-name="P10">}</text:p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18:57:28.571082118</meta:creation-date>
    <dc:date>2022-04-29T19:51:15.956744119</dc:date>
    <meta:editing-duration>PT10M15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9" meta:paragraph-count="901" meta:word-count="2823" meta:character-count="18994" meta:non-whitespace-character-count="11837"/>
  </office:meta>
</office:document-meta>
</file>